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bottom" draw:auto-grow-height="false" fo:min-height="2.55cm" fo:min-width="3.7cm"/>
    </style:style>
    <style:style style:name="gr2" style:family="graphic" style:parent-style-name="standard">
      <style:graphic-properties draw:fill="none" draw:auto-grow-height="false" fo:min-height="0.15cm" fo:min-width="1.1cm"/>
    </style:style>
    <style:style style:name="gr3" style:family="graphic" style:parent-style-name="standard">
      <style:graphic-properties draw:fill="none" draw:auto-grow-height="false" fo:min-height="0.15cm" fo:min-width="1.5cm"/>
    </style:style>
    <style:style style:name="gr4" style:family="graphic" style:parent-style-name="standard">
      <style:graphic-properties draw:fill="none" draw:textarea-vertical-align="bottom" draw:auto-grow-height="false" fo:min-height="1.75cm" fo:min-width="3.3cm"/>
    </style:style>
    <style:style style:name="gr5" style:family="graphic" style:parent-style-name="standard">
      <style:graphic-properties draw:fill="none" draw:auto-grow-height="false" fo:min-height="0.15cm" fo:min-width="0.3cm"/>
    </style:style>
    <style:style style:name="gr6" style:family="graphic" style:parent-style-name="standard">
      <style:graphic-properties svg:stroke-color="#ffffff" draw:fill="none" draw:textarea-horizontal-align="justify" draw:textarea-vertical-align="top" draw:auto-grow-height="false" fo:min-height="0.55cm" fo:min-width="5.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fill="none" draw:auto-grow-height="false" fo:min-height="0.15cm" fo:min-width="0.7cm"/>
    </style:style>
    <style:style style:name="gr9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bottom" draw:auto-grow-height="false" fo:min-height="0.95cm" fo:min-width="1.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="none" draw:textarea-vertical-align="bottom" draw:auto-grow-height="false" fo:min-height="0.95cm" fo:min-width="1.1cm"/>
    </style:style>
    <style:style style:name="gr16" style:family="graphic" style:parent-style-name="objectwithoutfill">
      <style:graphic-properties svg:stroke-color="#006666" draw:marker-end="Arrow" draw:marker-end-width="0.3cm" draw:fill="none" draw:textarea-vertical-align="middle"/>
    </style:style>
    <style:style style:name="gr17" style:family="graphic" style:parent-style-name="standard">
      <style:graphic-properties draw:fill="none" draw:textarea-vertical-align="bottom" draw:auto-grow-height="false" fo:min-height="1.15cm" fo:min-width="1.3cm"/>
    </style:style>
    <style:style style:name="gr18" style:family="graphic" style:parent-style-name="standard">
      <style:graphic-properties draw:fill="none" draw:textarea-vertical-align="bottom" draw:auto-grow-height="false" fo:min-height="2.95cm" fo:min-width="4.3cm"/>
    </style:style>
    <style:style style:name="gr19" style:family="graphic" style:parent-style-name="standard">
      <style:graphic-properties draw:fill="none" draw:textarea-vertical-align="middle" draw:auto-grow-height="false" fo:min-height="0.35cm" fo:min-width="1.1cm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 New" fo:font-size="6pt"/>
    </style:style>
    <style:style style:name="P3" style:family="paragraph">
      <style:paragraph-properties fo:text-align="start"/>
      <style:text-properties style:font-name="Courier New" fo:font-size="6pt" style:font-size-asian="6pt" style:font-size-complex="6pt"/>
    </style:style>
    <style:style style:name="P4" style:family="paragraph">
      <loext:graphic-properties draw:fill="none"/>
      <style:paragraph-properties fo:text-align="start"/>
      <style:text-properties style:font-name="Courier New"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Courier New1" fo:font-size="6pt" style:font-size-asian="6pt" style:font-size-complex="6pt"/>
    </style:style>
    <style:style style:name="T1" style:family="text">
      <style:text-properties style:font-name="Courier New" fo:font-size="6pt"/>
    </style:style>
    <style:style style:name="T2" style:family="text">
      <style:text-properties style:font-name="Courier New" fo:font-size="6pt" style:font-size-asian="6pt" style:font-size-complex="6pt"/>
    </style:style>
    <style:style style:name="T3" style:family="text">
      <style:text-properties style:font-name="Courier New1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2.8cm" svg:x="13.6cm" svg:y="6.1cm">
          <text:p text:style-name="P1"><text:span text:style-name="T1">am335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1.6cm" svg:height="0.4cm" svg:x="16.2cm" svg:y="6.1cm">
          <text:p text:style-name="P1"><text:span text:style-name="T1">GPIO 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8" draw:id="id8" draw:layer="layout" svg:width="2cm" svg:height="0.4cm" svg:x="13.6cm" svg:y="6.1cm">
          <text:p text:style-name="P1"><text:span text:style-name="T1">WARMRS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9" draw:id="id9" draw:layer="layout" svg:width="2cm" svg:height="0.4cm" svg:x="13.6cm" svg:y="6.9cm">
          <text:p text:style-name="P1"><text:span text:style-name="T1">RWRONRS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0" draw:id="id10" draw:layer="layout" svg:width="2cm" svg:height="0.4cm" svg:x="13.6cm" svg:y="7.7cm">
          <text:p text:style-name="P1"><text:span text:style-name="T1">RTC_RWRONRS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3" draw:id="id3" draw:layer="layout" svg:width="1.6cm" svg:height="0.4cm" svg:x="16.2cm" svg:y="6.5cm">
          <text:p text:style-name="P1"><text:span text:style-name="T1">GPIO 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draw:layer="layout" svg:width="3.8cm" svg:height="2cm" svg:x="2.2cm" svg:y="6.3cm">
          <text:p text:style-name="P1"><text:span text:style-name="T1">TPS65217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6cm" svg:height="0.4cm" svg:x="4.4cm" svg:y="6.3cm">
          <text:p text:style-name="P1"><text:span text:style-name="T1">PGOO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1.6cm" svg:height="0.4cm" svg:x="4.4cm" svg:y="6.7cm">
          <text:p text:style-name="P1"><text:span text:style-name="T1">LDO_PGOO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xml:id="id11" draw:id="id11" draw:layer="layout" svg:width="0.8cm" svg:height="0.4cm" svg:x="5.2cm" svg:y="7.5cm">
          <text:p text:style-name="P1"><text:span text:style-name="T1">VIO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6" draw:text-style-name="P4" draw:layer="layout" svg:width="5.6cm" svg:height="0.8cm" svg:x="2.4cm" svg:y="8.7cm">
            <text:p text:style-name="P3"><text:span text:style-name="T2">Set level of PGOOD and LDO_PGO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2" draw:layer="layout" svg:x1="2.4cm" svg:y1="8.7cm" svg:x2="2.4cm" svg:y2="9.5cm">
            <text:p/>
          </draw:line>
          <draw:line draw:style-name="gr7" draw:text-style-name="P2" draw:layer="layout" svg:x1="2.4cm" svg:y1="9.5cm" svg:x2="8cm" svg:y2="9.5cm">
            <text:p/>
          </draw:line>
          <draw:line draw:style-name="gr7" draw:text-style-name="P2" draw:layer="layout" svg:x1="2.4cm" svg:y1="8.7cm" svg:x2="7.49cm" svg:y2="8.7cm">
            <text:p/>
          </draw:line>
          <draw:line draw:style-name="gr7" draw:text-style-name="P2" draw:layer="layout" svg:x1="8cm" svg:y1="8.966cm" svg:x2="7.49cm" svg:y2="8.7cm">
            <text:p/>
          </draw:line>
          <draw:line draw:style-name="gr7" draw:text-style-name="P2" draw:layer="layout" svg:x1="8cm" svg:y1="9.5cm" svg:x2="8cm" svg:y2="8.966cm">
            <text:p/>
          </draw:line>
          <draw:line draw:style-name="gr7" draw:text-style-name="P2" draw:layer="layout" svg:x1="7.49cm" svg:y1="8.966cm" svg:x2="7.49cm" svg:y2="8.7cm">
            <text:p/>
          </draw:line>
          <draw:line draw:style-name="gr7" draw:text-style-name="P2" draw:layer="layout" svg:x1="8cm" svg:y1="8.966cm" svg:x2="7.49cm" svg:y2="8.966cm">
            <text:p/>
          </draw:line>
        </draw:g>
        <draw:custom-shape draw:style-name="gr8" draw:text-style-name="P2" xml:id="id28" draw:id="id28" draw:layer="layout" svg:width="1.2cm" svg:height="0.4cm" svg:x="2.2cm" svg:y="6.3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5" draw:layer="layout" svg:x1="14.4cm" svg:y1="4cm" svg:x2="3cm" svg:y2="4cm" draw:start-shape="id1" draw:start-glue-point="6" draw:end-shape="id2" draw:end-glue-point="10" svg:d="M14400 4000h-11400" svg:viewBox="0 0 11401 1">
          <text:p/>
        </draw:connector>
        <draw:connector draw:style-name="gr9" draw:text-style-name="P5" draw:layer="layout" draw:line-skew="0.299cm" svg:x1="17.8cm" svg:y1="6.7cm" svg:x2="15.254cm" svg:y2="3.646cm" draw:start-shape="id3" draw:start-glue-point="1" draw:end-shape="id1" draw:end-glue-point="11" svg:d="M17800 6700h800v-3054h-3346" svg:viewBox="0 0 3347 3055">
          <text:p/>
        </draw:connector>
        <draw:custom-shape draw:style-name="gr10" draw:text-style-name="P6" xml:id="id7" draw:id="id7" draw:layer="layout" svg:width="1cm" svg:height="1cm" svg:x="10.1cm" svg:y="6.2cm">
          <text:p text:style-name="P1"><text:span text:style-name="T3">combi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5" draw:layer="layout" svg:x1="6cm" svg:y1="6.5cm" svg:x2="7.188cm" svg:y2="6.488cm" draw:start-shape="id4" draw:start-glue-point="1" draw:end-shape="id5" draw:end-glue-point="5" svg:d="M6000 6500h550v-12h638" svg:viewBox="0 0 1189 13">
          <text:p/>
        </draw:connector>
        <draw:connector draw:style-name="gr11" draw:text-style-name="P5" draw:layer="layout" svg:x1="6cm" svg:y1="6.9cm" svg:x2="7.188cm" svg:y2="6.912cm" draw:start-shape="id6" draw:start-glue-point="1" draw:end-shape="id5" draw:end-glue-point="7" svg:d="M6000 6900h550v12h638" svg:viewBox="0 0 1189 13">
          <text:p/>
        </draw:connector>
        <draw:connector draw:style-name="gr11" draw:text-style-name="P5" draw:layer="layout" svg:x1="11.1cm" svg:y1="6.7cm" svg:x2="13.6cm" svg:y2="6.3cm" draw:start-shape="id7" draw:start-glue-point="10" draw:end-shape="id8" draw:end-glue-point="3" svg:d="M11100 6700h1250v-400h1250" svg:viewBox="0 0 2501 401">
          <text:p/>
        </draw:connector>
        <draw:connector draw:style-name="gr11" draw:text-style-name="P5" draw:layer="layout" svg:x1="11.1cm" svg:y1="6.7cm" svg:x2="13.6cm" svg:y2="7.1cm" draw:start-shape="id7" draw:start-glue-point="10" draw:end-shape="id9" draw:end-glue-point="3" svg:d="M11100 6700h1250v400h1250" svg:viewBox="0 0 2501 401">
          <text:p/>
        </draw:connector>
        <draw:connector draw:style-name="gr11" draw:text-style-name="P5" draw:layer="layout" svg:x1="11.1cm" svg:y1="6.7cm" svg:x2="13.6cm" svg:y2="7.9cm" draw:start-shape="id7" draw:start-glue-point="10" draw:end-shape="id10" draw:end-glue-point="3" svg:d="M11100 6700h1250v1200h1250" svg:viewBox="0 0 2501 1201">
          <text:p/>
        </draw:connector>
        <draw:connector draw:style-name="gr12" draw:text-style-name="P5" draw:layer="layout" draw:line-skew="1.349cm" svg:x1="8cm" svg:y1="9.1cm" svg:x2="6cm" svg:y2="7.7cm" draw:end-shape="id11" draw:end-glue-point="1" svg:d="M8000 9100h600v-1400h-2600" svg:viewBox="0 0 2601 1401">
          <text:p/>
        </draw:connector>
        <draw:custom-shape draw:style-name="gr13" draw:text-style-name="P2" draw:layer="layout" svg:width="1.8cm" svg:height="1.2cm" svg:x="13.4cm" svg:y="9.3cm">
          <text:p text:style-name="P1"><text:span text:style-name="T1">RTL8211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1.2cm" svg:height="0.4cm" svg:x="13.4cm" svg:y="9.3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5" draw:layer="layout" svg:x1="10.6cm" svg:y1="7.2cm" svg:x2="13.4cm" svg:y2="9.5cm" draw:start-shape="id7" draw:start-glue-point="8" draw:end-shape="id12" draw:end-glue-point="3" svg:d="M10600 7200v2300h2800" svg:viewBox="0 0 2801 2301">
          <text:p/>
        </draw:connector>
        <draw:custom-shape draw:style-name="gr13" draw:text-style-name="P2" draw:layer="layout" svg:width="1.8cm" svg:height="1.2cm" svg:x="13.4cm" svg:y="10.9cm">
          <text:p text:style-name="P1"><text:span text:style-name="T1">eM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3" draw:id="id13" draw:layer="layout" svg:width="1.2cm" svg:height="0.4cm" svg:x="13.4cm" svg:y="10.9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5" draw:layer="layout" svg:x1="10.6cm" svg:y1="7.2cm" svg:x2="13.4cm" svg:y2="11.1cm" draw:start-shape="id7" draw:start-glue-point="8" draw:end-shape="id13" draw:end-glue-point="3" svg:d="M10600 7200v3900h2800" svg:viewBox="0 0 2801 3901">
          <text:p/>
        </draw:connector>
        <draw:custom-shape draw:style-name="gr2" draw:text-style-name="P2" xml:id="id25" draw:id="id25" draw:layer="layout" svg:width="1.6cm" svg:height="0.4cm" svg:x="16.2cm" svg:y="7.3cm">
          <text:p text:style-name="P1"><text:span text:style-name="T1">GPIO 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24" draw:id="id24" draw:layer="layout" svg:width="1.6cm" svg:height="0.4cm" svg:x="16.2cm" svg:y="7.7cm">
          <text:p text:style-name="P1"><text:span text:style-name="T1">GPIO 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draw:layer="layout" svg:width="1.8cm" svg:height="1.2cm" svg:x="15.6cm" svg:y="15.3cm">
          <text:p text:style-name="P1"><text:span text:style-name="T1">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1.2cm" svg:height="0.4cm" svg:x="15.6cm" svg:y="15.3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6" xml:id="id14" draw:id="id14" draw:layer="layout" svg:width="0.6cm" svg:height="0.6cm" svg:x="13.5cm" svg:y="15.2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6" xml:id="id15" draw:id="id15" draw:layer="layout" svg:width="0.6cm" svg:height="0.6cm" svg:x="13.5cm" svg:y="17.4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5" draw:layer="layout" svg:x1="10.6cm" svg:y1="7.2cm" svg:x2="13.5cm" svg:y2="15.5cm" draw:start-shape="id7" draw:start-glue-point="8" draw:end-shape="id14" draw:end-glue-point="6" svg:d="M10600 7200v8300h2900" svg:viewBox="0 0 2901 8301">
          <text:p/>
        </draw:connector>
        <draw:connector draw:style-name="gr11" draw:text-style-name="P5" draw:layer="layout" svg:x1="10.6cm" svg:y1="7.2cm" svg:x2="13.5cm" svg:y2="17.7cm" draw:start-shape="id7" draw:start-glue-point="8" draw:end-shape="id15" draw:end-glue-point="6" svg:d="M10600 7200v10500h2900" svg:viewBox="0 0 2901 10501">
          <text:p/>
        </draw:connector>
        <draw:custom-shape draw:style-name="gr13" draw:text-style-name="P2" draw:layer="layout" svg:width="1.8cm" svg:height="1.2cm" svg:x="15.6cm" svg:y="17.5cm">
          <text:p text:style-name="P1"><text:span text:style-name="T1">O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7" draw:id="id17" draw:layer="layout" svg:width="1.2cm" svg:height="0.4cm" svg:x="15.6cm" svg:y="17.5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5" draw:layer="layout" svg:x1="14.1cm" svg:y1="15.5cm" svg:x2="15.6cm" svg:y2="15.5cm" draw:start-shape="id14" draw:start-glue-point="10" draw:end-shape="id16" draw:end-glue-point="3" svg:d="M14100 15500h1500" svg:viewBox="0 0 1501 1">
          <text:p/>
        </draw:connector>
        <draw:connector draw:style-name="gr11" draw:text-style-name="P5" draw:layer="layout" svg:x1="14.1cm" svg:y1="17.7cm" svg:x2="15.6cm" svg:y2="17.7cm" draw:start-shape="id15" draw:start-glue-point="10" draw:end-shape="id17" draw:end-glue-point="3" svg:d="M14100 17700h1500" svg:viewBox="0 0 1501 1">
          <text:p/>
        </draw:connector>
        <draw:custom-shape draw:style-name="gr10" draw:text-style-name="P6" xml:id="id1" draw:id="id1" draw:layer="layout" svg:width="1cm" svg:height="1cm" svg:x="14.4cm" svg:y="3.5cm">
          <text:p text:style-name="P1"><text:span text:style-name="T3">A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5" draw:layer="layout" draw:line-skew="-0.101cm" svg:x1="17.8cm" svg:y1="6.3cm" svg:x2="15.254cm" svg:y2="4.354cm" draw:start-shape="id18" draw:start-glue-point="1" draw:end-shape="id1" draw:end-glue-point="9" svg:d="M17800 6300h400v-1946h-2946" svg:viewBox="0 0 2947 1947">
          <text:p/>
        </draw:connector>
        <draw:custom-shape draw:style-name="gr15" draw:text-style-name="P2" draw:layer="layout" svg:width="1.6cm" svg:height="1.2cm" svg:x="5cm" svg:y="12.1cm">
          <text:p text:style-name="P1"><text:span text:style-name="T1">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9" draw:id="id19" draw:layer="layout" svg:width="1.2cm" svg:height="0.4cm" svg:x="5.4cm" svg:y="12.5cm">
          <text:p text:style-name="P1"><text:span text:style-name="T1">TRS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21" draw:id="id21" draw:layer="layout" svg:width="1.2cm" svg:height="0.4cm" svg:x="5.4cm" svg:y="12.1cm">
          <text:p text:style-name="P1"><text:span text:style-name="T1">SR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0" draw:id="id20" draw:layer="layout" svg:width="2cm" svg:height="0.4cm" svg:x="13.6cm" svg:y="8.1cm">
          <text:p text:style-name="P1"><text:span text:style-name="T1">NTR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5" draw:layer="layout" svg:x1="11.1cm" svg:y1="6.7cm" svg:x2="13.6cm" svg:y2="7.1cm" svg:d="M11100 6700h1250v400h1250" svg:viewBox="0 0 2501 401">
          <text:p/>
        </draw:connector>
        <draw:connector draw:style-name="gr16" draw:text-style-name="P5" draw:layer="layout" svg:x1="6.6cm" svg:y1="12.7cm" svg:x2="13.6cm" svg:y2="8.3cm" draw:start-shape="id19" draw:start-glue-point="1" draw:end-shape="id20" draw:end-glue-point="3" svg:d="M6600 12700h3500v-4400h3500" svg:viewBox="0 0 7001 4401">
          <text:p/>
        </draw:connector>
        <draw:custom-shape draw:style-name="gr14" draw:text-style-name="P6" xml:id="id22" draw:id="id22" draw:layer="layout" svg:width="0.6cm" svg:height="0.6cm" svg:x="8.7cm" svg:y="6.4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5" draw:layer="layout" svg:x1="6.6cm" svg:y1="12.3cm" svg:x2="9cm" svg:y2="7cm" draw:start-shape="id21" draw:start-glue-point="1" draw:end-shape="id22" draw:end-glue-point="8" svg:d="M6600 12300h2400v-5300" svg:viewBox="0 0 2401 5301">
          <text:p/>
        </draw:connector>
        <draw:custom-shape draw:style-name="gr14" draw:text-style-name="P6" xml:id="id5" draw:id="id5" draw:layer="layout" svg:width="0.6cm" svg:height="0.6cm" svg:x="7.1cm" svg:y="6.4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5" draw:layer="layout" svg:x1="7.7cm" svg:y1="6.7cm" svg:x2="8.7cm" svg:y2="6.7cm" draw:start-shape="id5" draw:start-glue-point="10" draw:end-shape="id22" draw:end-glue-point="6" svg:d="M7700 6700h1000" svg:viewBox="0 0 1001 1">
          <text:p/>
        </draw:connector>
        <draw:connector draw:style-name="gr11" draw:text-style-name="P5" draw:layer="layout" svg:x1="9.3cm" svg:y1="6.7cm" svg:x2="9.7cm" svg:y2="6cm" draw:start-shape="id22" draw:start-glue-point="10" draw:end-shape="id23" draw:end-glue-point="8" svg:d="M9300 6700h400v-700" svg:viewBox="0 0 401 701">
          <text:p/>
        </draw:connector>
        <draw:connector draw:style-name="gr11" draw:text-style-name="P5" draw:layer="layout" draw:line-skew="0cm 2.85cm" svg:x1="17.8cm" svg:y1="7.9cm" svg:x2="13.8cm" svg:y2="15.2cm" draw:start-shape="id24" draw:start-glue-point="1" draw:end-shape="id14" draw:end-glue-point="4" svg:d="M17800 7900h501v6600h-4501v700" svg:viewBox="0 0 4502 7301">
          <text:p/>
        </draw:connector>
        <draw:connector draw:style-name="gr11" draw:text-style-name="P5" draw:layer="layout" draw:line-skew="1.099cm 4.15cm" svg:x1="17.8cm" svg:y1="7.5cm" svg:x2="13.8cm" svg:y2="17.4cm" draw:start-shape="id25" draw:start-glue-point="1" draw:end-shape="id15" draw:end-glue-point="4" svg:d="M17800 7500h1600v9200h-5600v700" svg:viewBox="0 0 5601 9901">
          <text:p/>
        </draw:connector>
        <draw:custom-shape draw:style-name="gr17" draw:text-style-name="P2" draw:layer="layout" svg:width="1.8cm" svg:height="1.4cm" svg:x="13.4cm" svg:y="12.3cm">
          <text:p text:style-name="P1"><text:span text:style-name="T1">NOR</text:span></text:p>
          <text:p text:style-name="P1"><text:span text:style-name="T1">SPI/QSPI</text:span></text:p>
          <text:p text:style-name="P1"><text:span text:style-name="T1">fl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1.2cm" svg:height="0.4cm" svg:x="13.4cm" svg:y="12.3cm">
          <text:p text:style-name="P1"><text:span text:style-name="T1">RES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1" draw:text-style-name="P5" draw:layer="layout" draw:line-skew="-1.15cm" svg:x1="10.6cm" svg:y1="7.2cm" svg:x2="13.4cm" svg:y2="12.5cm" draw:end-shape="id26" draw:end-glue-point="3" svg:d="M10600 7200v5300h2800" svg:viewBox="0 0 2801 5301">
          <text:p/>
        </draw:connector>
        <draw:custom-shape draw:style-name="gr18" draw:text-style-name="P2" draw:layer="layout" svg:width="4.8cm" svg:height="3.2cm" draw:transform="rotate (1.5707963267949) translate (12.6cm 13.9cm)">
          <text:p text:style-name="P1"><text:span text:style-name="T1">BOOT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7" draw:id="id27" draw:layer="layout" svg:width="1.6cm" svg:height="0.6cm" svg:x="2.2cm" svg:y="2.8cm">
          <draw:glue-point draw:id="4" svg:x="5cm" svg:y="-1.666cm"/>
          <draw:glue-point draw:id="5" svg:x="5cm" svg:y="1.666cm"/>
          <text:p text:style-name="P1"><text:span text:style-name="T1">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2" draw:id="id2" draw:layer="layout" svg:width="0.6cm" svg:height="0.6cm" svg:x="2.4cm" svg:y="3.7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5" draw:layer="layout" svg:x1="2.2cm" svg:y1="3.1cm" svg:x2="2.4cm" svg:y2="4cm" draw:start-shape="id27" draw:start-glue-point="3" draw:end-shape="id2" draw:end-glue-point="6" svg:d="M2200 3100h-501v900h701" svg:viewBox="0 0 702 901">
          <text:p/>
        </draw:connector>
        <draw:connector draw:style-name="gr11" draw:text-style-name="P5" draw:layer="layout" svg:x1="2.7cm" svg:y1="4.3cm" svg:x2="2.2cm" svg:y2="6.5cm" draw:start-shape="id2" draw:start-glue-point="8" draw:end-shape="id28" draw:end-glue-point="3" svg:d="M2700 4300v1000h-1001v1200h501" svg:viewBox="0 0 1002 2201">
          <text:p/>
        </draw:connector>
        <draw:custom-shape draw:style-name="gr14" draw:text-style-name="P6" xml:id="id29" draw:id="id29" draw:layer="layout" svg:width="0.6cm" svg:height="0.6cm" svg:x="8.7cm" svg:y="4.6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5" draw:layer="layout" svg:x1="3.8cm" svg:y1="3.199cm" svg:x2="9cm" svg:y2="4.6cm" draw:start-shape="id27" draw:start-glue-point="5" draw:end-shape="id29" draw:end-glue-point="4" svg:d="M3800 3199h5200v1401" svg:viewBox="0 0 5201 1402">
          <text:p/>
        </draw:connector>
        <draw:custom-shape draw:style-name="gr14" draw:text-style-name="P6" xml:id="id23" draw:id="id23" draw:layer="layout" svg:width="0.6cm" svg:height="0.6cm" svg:x="9.4cm" svg:y="5.4cm">
          <text:p text:style-name="P1"><text:span text:style-name="T3">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5" draw:layer="layout" svg:x1="9.3cm" svg:y1="4.9cm" svg:x2="9.7cm" svg:y2="5.4cm" draw:start-shape="id29" draw:start-glue-point="10" draw:end-shape="id23" draw:end-glue-point="4" svg:d="M9300 4900h400v500" svg:viewBox="0 0 401 501">
          <text:p/>
        </draw:connector>
        <draw:connector draw:style-name="gr11" draw:text-style-name="P5" draw:layer="layout" svg:x1="10cm" svg:y1="5.7cm" svg:x2="10.6cm" svg:y2="6.2cm" draw:start-shape="id23" draw:start-glue-point="10" draw:end-shape="id7" draw:end-glue-point="4" svg:d="M10000 5700h600v500" svg:viewBox="0 0 601 501">
          <text:p/>
        </draw:connector>
        <draw:custom-shape draw:style-name="gr19" draw:text-style-name="P2" xml:id="id30" draw:id="id30" draw:layer="layout" svg:width="1.6cm" svg:height="0.6cm" svg:x="2.2cm" svg:y="1.4cm">
          <text:p text:style-name="P1"><text:span text:style-name="T1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svg:x1="3cm" svg:y1="2cm" svg:x2="3cm" svg:y2="2.8cm" draw:start-shape="id30" draw:start-glue-point="2" draw:end-shape="id27" draw:end-glue-point="0" svg:d="M3000 2000v800" svg:viewBox="0 0 1 801">
          <text:p/>
        </draw:connector>
        <draw:custom-shape draw:style-name="gr2" draw:text-style-name="P2" xml:id="id31" draw:id="id31" draw:layer="layout" svg:width="1.6cm" svg:height="0.4cm" svg:x="16.2cm" svg:y="6.9cm">
          <text:p text:style-name="P1"><text:span text:style-name="T1">GPIO 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0" draw:text-style-name="P5" draw:layer="layout" draw:line-skew="0.699cm" svg:x1="3.8cm" svg:y1="3.001cm" svg:x2="17.8cm" svg:y2="7.1cm" draw:start-shape="id27" draw:start-glue-point="4" draw:end-shape="id31" draw:end-glue-point="1" svg:d="M3800 3001h15200v4099h-1200" svg:viewBox="0 0 15201 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9:06:36.299491245</meta:creation-date>
    <dc:date>2019-10-04T19:48:44.625744296</dc:date>
    <meta:editing-duration>PT9M55S</meta:editing-duration>
    <meta:editing-cycles>6</meta:editing-cycles>
    <meta:generator>LibreOffice/6.1.5.2$Linux_X86_64 LibreOffice_project/10$Build-2</meta:generator>
    <meta:document-statistic meta:object-count="79"/>
  </office:meta>
</office:document-meta>
</file>